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paragraph-rsid="001d443f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officeooo:paragraph-rsid="001d443f"/>
    </style:style>
    <style:style style:name="P3" style:family="paragraph" style:parent-style-name="Standard">
      <style:paragraph-properties fo:text-align="start" style:justify-single-word="false"/>
      <style:text-properties officeooo:paragraph-rsid="001dd0fa"/>
    </style:style>
    <style:style style:name="P4" style:family="paragraph" style:parent-style-name="Standard">
      <style:paragraph-properties fo:text-align="start" style:justify-single-word="false"/>
      <style:text-properties officeooo:paragraph-rsid="001f253a"/>
    </style:style>
    <style:style style:name="P5" style:family="paragraph" style:parent-style-name="Standard">
      <style:paragraph-properties fo:text-align="start" style:justify-single-word="false"/>
      <style:text-properties officeooo:paragraph-rsid="001fd936"/>
    </style:style>
    <style:style style:name="P6" style:family="paragraph" style:parent-style-name="Standard">
      <style:paragraph-properties fo:text-align="start" style:justify-single-word="false"/>
      <style:text-properties officeooo:paragraph-rsid="002290ef"/>
    </style:style>
    <style:style style:name="P7" style:family="paragraph" style:parent-style-name="Standard">
      <style:paragraph-properties fo:text-align="start" style:justify-single-word="false"/>
      <style:text-properties officeooo:paragraph-rsid="0023ca60"/>
    </style:style>
    <style:style style:name="P8" style:family="paragraph" style:parent-style-name="Standard">
      <style:paragraph-properties fo:text-align="start" style:justify-single-word="false"/>
      <style:text-properties officeooo:paragraph-rsid="002547ed"/>
    </style:style>
    <style:style style:name="P9" style:family="paragraph" style:parent-style-name="Standard">
      <style:paragraph-properties fo:text-align="start" style:justify-single-word="false"/>
      <style:text-properties officeooo:paragraph-rsid="00265d13"/>
    </style:style>
    <style:style style:name="P10" style:family="paragraph" style:parent-style-name="Standard">
      <style:paragraph-properties fo:text-align="start" style:justify-single-word="false"/>
      <style:text-properties officeooo:rsid="002290ef" officeooo:paragraph-rsid="002290ef"/>
    </style:style>
    <style:style style:name="P11" style:family="paragraph" style:parent-style-name="Standard">
      <style:paragraph-properties fo:text-align="start" style:justify-single-word="false"/>
      <style:text-properties officeooo:rsid="0028fe29" officeooo:paragraph-rsid="0028fe29"/>
    </style:style>
    <style:style style:name="P12" style:family="paragraph" style:parent-style-name="Standard">
      <style:paragraph-properties fo:text-align="start" style:justify-single-word="false"/>
      <style:text-properties officeooo:paragraph-rsid="002ac2ed"/>
    </style:style>
    <style:style style:name="P13" style:family="paragraph" style:parent-style-name="Standard">
      <style:paragraph-properties fo:text-align="start" style:justify-single-word="false"/>
      <style:text-properties officeooo:paragraph-rsid="00210c27"/>
    </style:style>
    <style:style style:name="P14" style:family="paragraph" style:parent-style-name="Standard">
      <style:paragraph-properties fo:text-align="start" style:justify-single-word="false"/>
      <style:text-properties officeooo:paragraph-rsid="002c1730"/>
    </style:style>
    <style:style style:name="P15" style:family="paragraph" style:parent-style-name="Standard">
      <style:paragraph-properties fo:text-align="start" style:justify-single-word="false"/>
      <style:text-properties officeooo:paragraph-rsid="001f253a"/>
    </style:style>
    <style:style style:name="P16" style:family="paragraph" style:parent-style-name="Standard">
      <style:paragraph-properties fo:text-align="start" style:justify-single-word="false"/>
      <style:text-properties officeooo:paragraph-rsid="002290ef"/>
    </style:style>
    <style:style style:name="P17" style:family="paragraph" style:parent-style-name="Standard">
      <style:paragraph-properties fo:text-align="start" style:justify-single-word="false"/>
      <style:text-properties officeooo:paragraph-rsid="002e0297"/>
    </style:style>
    <style:style style:name="P18" style:family="paragraph" style:parent-style-name="Standard">
      <style:paragraph-properties fo:text-align="start" style:justify-single-word="false"/>
      <style:text-properties officeooo:rsid="002c1730" officeooo:paragraph-rsid="002c1730"/>
    </style:style>
    <style:style style:name="P19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1dd0fa" style:font-size-asian="16pt" style:font-size-complex="16pt"/>
    </style:style>
    <style:style style:name="T3" style:family="text">
      <style:text-properties officeooo:rsid="001dd0fa"/>
    </style:style>
    <style:style style:name="T4" style:family="text">
      <style:text-properties officeooo:rsid="001f253a"/>
    </style:style>
    <style:style style:name="T5" style:family="text">
      <style:text-properties officeooo:rsid="00210c27"/>
    </style:style>
    <style:style style:name="T6" style:family="text">
      <style:text-properties officeooo:rsid="002290ef"/>
    </style:style>
    <style:style style:name="T7" style:family="text">
      <style:text-properties officeooo:rsid="0023ca60"/>
    </style:style>
    <style:style style:name="T8" style:family="text">
      <style:text-properties officeooo:rsid="002547ed"/>
    </style:style>
    <style:style style:name="T9" style:family="text">
      <style:text-properties officeooo:rsid="002768b4"/>
    </style:style>
    <style:style style:name="T10" style:family="text">
      <style:text-properties officeooo:rsid="0028fe29"/>
    </style:style>
    <style:style style:name="T11" style:family="text">
      <style:text-properties officeooo:rsid="002ac2ed"/>
    </style:style>
    <style:style style:name="T12" style:family="text">
      <style:text-properties officeooo:rsid="002c1730"/>
    </style:style>
    <style:style style:name="T13" style:family="text">
      <style:text-properties officeooo:rsid="002e0297"/>
    </style:style>
    <style:style style:name="T14" style:family="text">
      <style:text-properties officeooo:rsid="002f3fae"/>
    </style:style>
    <style:style style:name="gr1" style:family="graphic">
      <style:graphic-properties draw:stroke="dash" draw:stroke-dash="Dash_20_Dot" svg:stroke-width="0.051cm" svg:stroke-color="#f10d0c" svg:stroke-linecap="butt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TIE 1 – LES VARIABLES</text:p>
      <text:p text:style-name="P1"><text:s/>ÉNONCE DES EXERCICES</text:p>
      <text:p text:style-name="P1"/>
      <text:p text:style-name="P4"><text:span text:style-name="T2">* </text:span><text:span text:style-name="T1"><text:s text:c="3"/></text:span>Exercice 1.1</text:p>
      <text:p text:style-name="P4"><text:s/>Quelles seront les valeurs des variables A et B après exécution des instructions suivantes ? </text:p>
      <text:p text:style-name="P2"><text:s text:c="13"/>Variables A, B en Entier </text:p>
      <text:p text:style-name="P2">Début </text:p>
      <text:p text:style-name="P2">A ← 1 <text:s text:c="19"/><text:span text:style-name="T3">A=1</text:span></text:p>
      <text:p text:style-name="P2">B ← A + 3 <text:s text:c="12"/><text:span text:style-name="T11">A=1 </text:span><text:s text:c="13"/><text:span text:style-name="T3">B=1+3=4</text:span></text:p>
      <text:p text:style-name="P2">A ← 3 <text:s text:c="19"/><text:span text:style-name="T3">A=3 <text:s text:c="13"/></text:span><text:span text:style-name="T11">B=4</text:span></text:p>
      <text:p text:style-name="P12">Fin <text:s text:c="16"/></text:p>
      <text:p text:style-name="P12"><text:s text:c="16"/><text:span text:style-name="T3">A=3 <text:s text:c="4"/></text:span><text:span text:style-name="T4">B=4</text:span></text:p>
      <text:p text:style-name="P3"/>
      <text:p text:style-name="Standard"><draw:line text:anchor-type="paragraph" draw:z-index="0" draw:name="Ligne 1" draw:style-name="gr1" draw:text-style-name="P19" svg:x1="-0.046cm" svg:y1="0.083cm" svg:x2="15.538cm" svg:y2="0.109cm"><text:p/></draw:line></text:p>
      <text:p text:style-name="P4"><text:span text:style-name="T3"><text:s text:c="2"/>* <text:s text:c="3"/></text:span>Exercice 1.2</text:p>
      <text:p text:style-name="P4"><text:s/>Quelles seront les valeurs des variables A, B et C après exécution des instructions suivantes ? </text:p>
      <text:p text:style-name="P3"><text:s text:c="11"/>Variables A, B, C en Entier <text:s/></text:p>
      <text:p text:style-name="P3"><text:s/>Début </text:p>
      <text:p text:style-name="P3"><text:s/>A ← 5 <text:s text:c="19"/><text:span text:style-name="T3">A=5</text:span></text:p>
      <text:p text:style-name="P3">B ← 3 <text:s text:c="20"/><text:span text:style-name="T11">A=5</text:span> <text:s text:c="9"/><text:span text:style-name="T3">B=3</text:span></text:p>
      <text:p text:style-name="P3">C ← A + B <text:s text:c="13"/><text:span text:style-name="T11">A=5 <text:s text:c="8"/>B=3</text:span> <text:s text:c="27"/><text:span text:style-name="T3">C=3+5=8</text:span></text:p>
      <text:p text:style-name="P3">A ← 2 <text:s text:c="20"/><text:span text:style-name="T3">A=2</text:span></text:p>
      <text:p text:style-name="P3">C ← B – A <text:s text:c="12"/><text:span text:style-name="T3">C=3-</text:span><text:span text:style-name="T4">2</text:span><text:span text:style-name="T3">=</text:span><text:span text:style-name="T4">1</text:span></text:p>
      <text:p text:style-name="P3"/>
      <text:p text:style-name="P3"><text:s/>Fin <text:s text:c="19"/><text:span text:style-name="T3">A=</text:span><text:span text:style-name="T4">2</text:span><text:span text:style-name="T3"> <text:s text:c="4"/>B=</text:span><text:span text:style-name="T4">3 <text:s text:c="5"/>C=</text:span><text:span text:style-name="T11">1</text:span></text:p>
      <text:p text:style-name="P3"/>
      <text:p text:style-name="P3"><draw:line text:anchor-type="paragraph" draw:z-index="1" draw:name="Ligne 2" draw:style-name="gr1" draw:text-style-name="P19" svg:x1="-0.046cm" svg:y1="0.083cm" svg:x2="15.538cm" svg:y2="0.109cm"><text:p/></draw:line></text:p>
      <text:p text:style-name="P3"/>
      <text:p text:style-name="P4">* <text:s text:c="3"/>Exercice 1.3 </text:p>
      <text:p text:style-name="P4">Quelles seront les valeurs des variables A et B après exécution des instructions suivantes ?</text:p>
      <text:p text:style-name="P4"><text:s/>Variables A, B en Entier </text:p>
      <text:p text:style-name="P4">Début </text:p>
      <text:p text:style-name="P4">A ← 5 <text:s text:c="16"/><text:span text:style-name="T5">A=5</text:span></text:p>
      <text:p text:style-name="P4">B ← A + 4 <text:s text:c="9"/><text:span text:style-name="T11">A=5</text:span> <text:s text:c="16"/><text:span text:style-name="T5">B=5+4=9</text:span></text:p>
      <text:p text:style-name="P13">A ← A + 1 <text:s text:c="9"/><text:span text:style-name="T5">A=5+1=6 <text:s text:c="8"/></text:span><text:span text:style-name="T11">B=9</text:span></text:p>
      <text:p text:style-name="P13">B <text:s/>← A – 4 <text:s text:c="8"/><text:span text:style-name="T11">A=6</text:span> <text:s text:c="17"/><text:span text:style-name="T5">B=6-4=2</text:span></text:p>
      <text:p text:style-name="P14">Fin <text:s text:c="14"/></text:p>
      <text:p text:style-name="P14"><text:span text:style-name="T5"><text:s text:c="20"/>A=6 <text:s text:c="6"/>B=2</text:span></text:p>
      <text:p text:style-name="P4"/>
      <text:p text:style-name="P4"><draw:line text:anchor-type="paragraph" draw:z-index="2" draw:name="Ligne 3" draw:style-name="gr1" draw:text-style-name="P19" svg:x1="-0.046cm" svg:y1="0.083cm" svg:x2="15.538cm" svg:y2="0.109cm"><text:p/></draw:line></text:p>
      <text:p text:style-name="P4">* <text:s text:c="3"/>Exercice 1.4 </text:p>
      <text:p text:style-name="P4">Quelles seront les valeurs des variables A, B et C après exécution des instructions suivantes ? Variables A, B, C en Entier </text:p>
      <text:p text:style-name="P4">Début </text:p>
      <text:p text:style-name="P4">A ← 3 <text:s text:c="16"/><text:span text:style-name="T5">A=3</text:span></text:p>
      <text:p text:style-name="P4">B ← 10 <text:s text:c="15"/><text:span text:style-name="T12">A=3</text:span> <text:s text:c="8"/><text:span text:style-name="T5">B=10</text:span></text:p>
      <text:p text:style-name="P4"><text:s/>C ← A + B <text:s text:c="7"/><text:span text:style-name="T12">A=3 <text:s text:c="9"/>B=10</text:span> <text:s text:c="24"/><text:span text:style-name="T5">C=3+10=13</text:span></text:p>
      <text:p text:style-name="P4">B ← A + B <text:s text:c="9"/><text:span text:style-name="T12">A=3</text:span> <text:s text:c="8"/><text:span text:style-name="T5">B=3+10=13 <text:s text:c="15"/></text:span><text:span text:style-name="T12">C=13</text:span></text:p>
      <text:p text:style-name="P4">A ← C <text:s text:c="15"/><text:span text:style-name="T5">A=13 </text:span></text:p>
      <text:p text:style-name="P14">Fin <text:s text:c="8"/></text:p>
      <text:p text:style-name="P14"><text:span text:style-name="T5">A=13 <text:s text:c="5"/>B=10 <text:s text:c="3"/>C=13</text:span></text:p>
      <text:p text:style-name="P4"><text:soft-page-break/></text:p>
      <text:p text:style-name="P4"/>
      <text:p text:style-name="P4"/>
      <text:p text:style-name="P5"/>
      <text:p text:style-name="P5">* <text:s text:c="4"/>Exercice 1.5</text:p>
      <text:p text:style-name="P5">Quelles seront les valeurs des variables A et B après exécution des instructions suivantes ?</text:p>
      <text:p text:style-name="P4">Variables A, B en Entier </text:p>
      <text:p text:style-name="P4">Début </text:p>
      <text:p text:style-name="P4">A ← 5 <text:s text:c="4"/><text:span text:style-name="T6">A=5</text:span></text:p>
      <text:p text:style-name="P4">B ← 2 <text:s text:c="4"/><text:span text:style-name="T12">A=5 <text:s text:c="3"/></text:span><text:s text:c="3"/><text:span text:style-name="T6">B=2</text:span></text:p>
      <text:p text:style-name="P4">A ← B <text:s text:c="4"/><text:span text:style-name="T6">A=2 <text:s text:c="7"/></text:span><text:span text:style-name="T12">B=2</text:span></text:p>
      <text:p text:style-name="P4">B ← A <text:s text:c="4"/><text:span text:style-name="T12">A=2</text:span> <text:s text:c="12"/><text:span text:style-name="T6">B=2</text:span></text:p>
      <text:p text:style-name="P14">Fin <text:s text:c="10"/></text:p>
      <text:p text:style-name="P14"><text:span text:style-name="T6"><text:s text:c="13"/>A=2 <text:s text:c="2"/>B=2</text:span></text:p>
      <text:p text:style-name="P4"/>
      <text:p text:style-name="P6"><text:s/>Moralité : les deux dernières instructions permettent-elles d’échanger les deux valeurs de B et A ?</text:p>
      <text:p text:style-name="P18">None</text:p>
      <text:p text:style-name="P6"><text:s/>Si l’on inverse les deux dernières instructions, cela change-t-il quelque chose ?<text:span text:style-name="T6">OUI</text:span></text:p>
      <text:p text:style-name="P10">Ils seront comme ça :</text:p>
      <text:p text:style-name="P6">Début</text:p>
      <text:p text:style-name="P6">A ← 5 <text:s text:c="4"/><text:span text:style-name="T6">A=5</text:span></text:p>
      <text:p text:style-name="P6">B ← 2 <text:s text:c="5"/><text:span text:style-name="T13">A=5</text:span> <text:s text:c="20"/><text:span text:style-name="T6">B=2</text:span></text:p>
      <text:p text:style-name="P6"><text:span text:style-name="T6">B</text:span>← <text:span text:style-name="T6">A</text:span> <text:s text:c="6"/><text:span text:style-name="T13">A=5</text:span> <text:s text:c="20"/><text:span text:style-name="T6">B=5</text:span></text:p>
      <text:p text:style-name="P6"><text:span text:style-name="T6">A</text:span>← <text:span text:style-name="T6">B</text:span> <text:s text:c="5"/><text:span text:style-name="T6">A=5 <text:s text:c="21"/></text:span><text:span text:style-name="T13">B=5</text:span></text:p>
      <text:p text:style-name="P17">Fin <text:s text:c="9"/></text:p>
      <text:p text:style-name="P17"><text:s text:c="19"/><text:span text:style-name="T6">A=5 <text:s text:c="2"/>B=5</text:span></text:p>
      <text:p text:style-name="P6"/>
      <text:p text:style-name="P6"><draw:line text:anchor-type="paragraph" draw:z-index="3" draw:name="Ligne 5" draw:style-name="gr1" draw:text-style-name="P19" svg:x1="-0.046cm" svg:y1="0.083cm" svg:x2="15.538cm" svg:y2="0.109cm"><text:p/></draw:line></text:p>
      <text:p text:style-name="P5">* <text:s text:c="4"/>Exercice 1.6</text:p>
      <text:p text:style-name="P5">Plus difficile, mais c’est un classique absolu, qu’il faut absolument maîtriser : écrire un algorithme permettant d’échanger les valeurs de deux variables A et B, et ce quel que soit leur contenu préalable.</text:p>
      <text:p text:style-name="P7">Début</text:p>
      <text:p text:style-name="P7"><text:span text:style-name="T14">C</text:span>←<text:span text:style-name="T14">A</text:span> <text:s text:c="4"/></text:p>
      <text:p text:style-name="P7"><text:span text:style-name="T14">A</text:span> ← <text:span text:style-name="T14">B</text:span> <text:s text:c="5"/></text:p>
      <text:p text:style-name="P7"><text:span text:style-name="T6">B</text:span>← <text:span text:style-name="T14">C</text:span> <text:s text:c="9"/></text:p>
      <text:p text:style-name="P7"/>
      <text:p text:style-name="P7"/>
      <text:p text:style-name="P7">Fin <text:s text:c="10"/></text:p>
      <text:p text:style-name="P7"/>
      <text:p text:style-name="P5"><draw:line text:anchor-type="paragraph" draw:z-index="4" draw:name="Ligne 6" draw:style-name="gr1" draw:text-style-name="P19" svg:x1="-0.046cm" svg:y1="0.083cm" svg:x2="15.538cm" svg:y2="0.109cm"><text:p/></draw:line></text:p>
      <text:p text:style-name="P4"/>
      <text:p text:style-name="P5">* <text:s text:c="4"/>Exercice 1.7</text:p>
      <text:p text:style-name="P5">Une variante du précédent : on dispose de trois variables A, B et C. Ecrivez un algorithme transférant à B la valeur de A, à C la valeur de B et à A la valeur de C (toujours quels que soient les contenus préalables de ces variables).</text:p>
      <text:p text:style-name="P7">Début </text:p>
      <text:p text:style-name="P7"><text:span text:style-name="T14">D</text:span> ← <text:span text:style-name="T14">C</text:span> <text:s text:c="14"/></text:p>
      <text:p text:style-name="P7"><text:span text:style-name="T14">C</text:span>←<text:span text:style-name="T14">B</text:span> <text:s text:c="10"/></text:p>
      <text:p text:style-name="P7">B ← A</text:p>
      <text:p text:style-name="P8"><text:span text:style-name="T8">A</text:span>← <text:span text:style-name="T14">D</text:span></text:p>
      <text:p text:style-name="P7">Fin <text:s text:c="7"/></text:p>
      <text:p text:style-name="P7"><text:soft-page-break/></text:p>
      <text:p text:style-name="P7"><draw:line text:anchor-type="paragraph" draw:z-index="5" draw:name="Ligne 7" draw:style-name="gr1" draw:text-style-name="P19" svg:x1="-0.046cm" svg:y1="0.083cm" svg:x2="15.538cm" svg:y2="0.109cm"><text:p/></draw:line></text:p>
      <text:p text:style-name="P7"/>
      <text:p text:style-name="P5">* <text:s text:c="4"/>Exercice 1.8</text:p>
      <text:p text:style-name="P9">Que produit l’algorithme suivant ? </text:p>
      <text:p text:style-name="P9">Variables A, B, C en Caractères </text:p>
      <text:p text:style-name="P9">Début </text:p>
      <text:p text:style-name="P9">A ← "423" </text:p>
      <text:p text:style-name="P9">B ← "12" </text:p>
      <text:p text:style-name="P9">C ← A + B</text:p>
      <text:p text:style-name="P9"><text:s/>Fin</text:p>
      <text:p text:style-name="P11">Il y a un erreur <text:s/>on ne peut pas <text:span text:style-name="T14">àjouter</text:span> comme ça</text:p>
      <text:p text:style-name="P9"/>
      <text:p text:style-name="P4"><draw:line text:anchor-type="paragraph" draw:z-index="6" draw:name="Ligne 8" draw:style-name="gr1" draw:text-style-name="P19" svg:x1="-0.046cm" svg:y1="0.083cm" svg:x2="15.538cm" svg:y2="0.109cm"><text:p/></draw:line></text:p>
      <text:p text:style-name="P4"/>
      <text:p text:style-name="P5">* <text:s text:c="4"/>Exercice 1.9</text:p>
      <text:p text:style-name="P9"><text:s/>Que produit l’algorithme suivant ? </text:p>
      <text:p text:style-name="P9">Variables A, B, C en Caractères </text:p>
      <text:p text:style-name="P9">Début </text:p>
      <text:p text:style-name="P9">A ← "423" </text:p>
      <text:p text:style-name="P9">B ← "12" </text:p>
      <text:p text:style-name="P9">C ← A &amp; B </text:p>
      <text:p text:style-name="P9"><draw:line text:anchor-type="paragraph" draw:z-index="7" draw:name="Ligne 9" draw:style-name="gr1" draw:text-style-name="P19" svg:x1="-0.178cm" svg:y1="1.115cm" svg:x2="15.406cm" svg:y2="1.141cm"><text:p/></draw:line>Fin <text:s text:c="4"/><text:span text:style-name="T9">C</text:span><text:span text:style-name="T10">=</text:span><text:span text:style-name="T9">«43212»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_20_Dot" draw:display-name="Dash Dot" draw:style="rect" draw:dots1="1" draw:dots1-length="300%" draw:dots2="1" draw:dots2-length="100%" draw:distance="1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8T16:08:50.173115833</meta:creation-date>
    <dc:date>2023-03-29T15:08:40.342174642</dc:date>
    <meta:editing-duration>PT17M52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3" meta:paragraph-count="94" meta:word-count="489" meta:character-count="3070" meta:non-whitespace-character-count="1787"/>
  </office:meta>
</office:document-meta>
</file>